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4"/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5">
      <style:paragraph-properties fo:margin-left="1.251cm" fo:margin-right="0cm" fo:text-indent="0cm" style:auto-text-indent="false"/>
    </style:style>
    <style:style style:name="P11" style:family="paragraph" style:parent-style-name="Standard" style:list-style-name="L10">
      <style:paragraph-properties fo:margin-left="0.616cm" fo:margin-right="0cm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ožné změny:</text:h>
      <text:p text:style-name="Standard"/>
      <text:list xml:id="list1558425806" text:style-name="L1">
        <text:list-item>
          <text:p text:style-name="P2">Názvosloví </text:p>
        </text:list-item>
      </text:list>
      <text:list xml:id="list1148995680" text:style-name="L2">
        <text:list-item>
          <text:p text:style-name="P3">Admirál → Kontra-Admirál</text:p>
        </text:list-item>
        <text:list-item>
          <text:p text:style-name="P3">Generál → Admirál</text:p>
        </text:list-item>
        <text:list-item>
          <text:p text:style-name="P3">Generální štáb → Admiralita</text:p>
        </text:list-item>
      </text:list>
      <text:list xml:id="list2159491671" text:style-name="L3">
        <text:list-item>
          <text:p text:style-name="P4">Sídlo → (jen) Brno/Praha</text:p>
        </text:list-item>
        <text:list-item>
          <text:p text:style-name="P4">Korzár → Odstranit/Zvětšit</text:p>
        </text:list-item>
        <text:list-item>
          <text:p text:style-name="P4">Odvolatelnost: a) Přidat že Kapitána jmenuje a odvolává na návrh posádky Admirál (Generál); b) Flotila volí a odvolává <text:s/>…</text:p>
        </text:list-item>
      </text:list>
      <text:p text:style-name="Standard"/>
      <text:h text:style-name="Heading_20_3" text:outline-level="3">Jazykové úpravy</text:h>
      <text:p text:style-name="Text_20_body"/>
      <text:p text:style-name="Standard"/>
      <text:list xml:id="list1562767438" text:style-name="L10">
        <text:list-header>
          <text:p text:style-name="P11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ojtěch Pikal</meta:initial-creator>
    <meta:creation-date>2013-11-29T17:57:14</meta:creation-date>
    <dc:date>2013-11-30T08:05:03</dc:date>
    <dc:creator>Vojtěch Pikal</dc:creator>
    <meta:editing-duration>PT30M31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9" meta:word-count="48" meta:character-count="288" meta:non-whitespace-character-count="254"/>
  </office:meta>
</office:document-meta>
</file>